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map style:condition="cell-content()&lt;0" style:apply-style-name="Untitled1" style:base-cell-address="final_output_tallies.H2"/>
      <style:map style:condition="cell-content()&gt;0" style:apply-style-name="Untitled2" style:base-cell-address="final_output_tallies.H2"/>
    </style:style>
    <style:style style:name="ce3" style:family="table-cell" style:parent-style-name="Default" style:data-style-name="N11">
      <style:map style:condition="cell-content()&lt;0" style:apply-style-name="Untitled1" style:base-cell-address="final_output_tallies.H2"/>
      <style:map style:condition="cell-content()&gt;0" style:apply-style-name="Untitled2" style:base-cell-address="final_output_tallies.H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output_tallies" table:style-name="ta1">
        <table:shapes>
          <draw:frame draw:z-index="0" draw:style-name="gr1" draw:text-style-name="P1" svg:width="525.17pt" svg:height="405.35pt" svg:x="546.97pt" svg:y="22.76pt">
            <loext:p draw:notify-on-update-of-ranges="final_output_tallies.A1:final_output_tallies.A1 final_output_tallies.A2:final_output_tallies.A16 final_output_tallies.E1:final_output_tallies.E1 final_output_tallies.E2:final_output_tallies.E16 final_output_tallies.F2:final_output_tallies.F16 final_output_tallies.F2:final_output_tallies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um sections</text:p>
          </table:table-cell>
          <table:table-cell office:value-type="string" calcext:value-type="string">
            <text:p>num hidden neuron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907" calcext:value-type="float">
            <text:p>907</text:p>
          </table:table-cell>
          <table:table-cell office:value-type="percentage" office:value="0.175454545454545" calcext:value-type="percentage">
            <text:p>17.55%</text:p>
          </table:table-cell>
          <table:table-cell table:formula="of:=([.E2]*(1-[.E2]))/SQRT(100)" office:value-type="percentage" office:value="0.0144670247933884" calcext:value-type="percentage">
            <text:p>1.45%</text:p>
          </table:table-cell>
          <table:table-cell table:style-name="ce1" table:formula="of:=SQRT(([.E2]-0.2518)^2)" office:value-type="percentage" office:value="0.0763454545454546" calcext:value-type="percentage">
            <text:p>7.63%</text:p>
          </table:table-cell>
          <table:table-cell table:style-name="ce2" table:formula="of:=[.G2]-[.F2]-0.0188" office:value-type="percentage" office:value="0.0430784297520662" calcext:value-type="percentage">
            <text:p>4.3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884" calcext:value-type="float">
            <text:p>884</text:p>
          </table:table-cell>
          <table:table-cell office:value-type="percentage" office:value="0.196363636363636" calcext:value-type="percentage">
            <text:p>19.64%</text:p>
          </table:table-cell>
          <table:table-cell table:formula="of:=([.E3]*(1-[.E3]))/SQRT(100)" office:value-type="percentage" office:value="0.0157804958677686" calcext:value-type="percentage">
            <text:p>1.58%</text:p>
          </table:table-cell>
          <table:table-cell table:style-name="ce1" table:formula="of:=SQRT(([.E3]-0.2518)^2)" office:value-type="percentage" office:value="0.0554363636363636" calcext:value-type="percentage">
            <text:p>5.54%</text:p>
          </table:table-cell>
          <table:table-cell table:style-name="ce3" table:formula="of:=[.G3]-[.F3]-0.0188" office:value-type="percentage" office:value="0.020855867768595" calcext:value-type="percentage">
            <text:p>2.09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4" calcext:value-type="float">
            <text:p>234</text:p>
          </table:table-cell>
          <table:table-cell office:value-type="float" office:value="866" calcext:value-type="float">
            <text:p>866</text:p>
          </table:table-cell>
          <table:table-cell office:value-type="percentage" office:value="0.212727272727273" calcext:value-type="percentage">
            <text:p>21.27%</text:p>
          </table:table-cell>
          <table:table-cell table:formula="of:=([.E4]*(1-[.E4]))/SQRT(100)" office:value-type="percentage" office:value="0.0167474380165289" calcext:value-type="percentage">
            <text:p>1.67%</text:p>
          </table:table-cell>
          <table:table-cell table:style-name="ce1" table:formula="of:=SQRT(([.E4]-0.2518)^2)" office:value-type="percentage" office:value="0.0390727272727273" calcext:value-type="percentage">
            <text:p>3.91%</text:p>
          </table:table-cell>
          <table:table-cell table:style-name="ce3" table:formula="of:=[.G4]-[.F4]-0.0188" office:value-type="percentage" office:value="0.00352528925619833" calcext:value-type="percentage">
            <text:p>0.35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11" calcext:value-type="float">
            <text:p>211</text:p>
          </table:table-cell>
          <table:table-cell office:value-type="float" office:value="889" calcext:value-type="float">
            <text:p>889</text:p>
          </table:table-cell>
          <table:table-cell office:value-type="percentage" office:value="0.191818181818182" calcext:value-type="percentage">
            <text:p>19.18%</text:p>
          </table:table-cell>
          <table:table-cell table:formula="of:=([.E5]*(1-[.E5]))/SQRT(100)" office:value-type="percentage" office:value="0.0155023966942149" calcext:value-type="percentage">
            <text:p>1.55%</text:p>
          </table:table-cell>
          <table:table-cell table:style-name="ce1" table:formula="of:=SQRT(([.E5]-0.2518)^2)" office:value-type="percentage" office:value="0.0599818181818182" calcext:value-type="percentage">
            <text:p>6.00%</text:p>
          </table:table-cell>
          <table:table-cell table:style-name="ce3" table:formula="of:=[.G5]-[.F5]-0.0188" office:value-type="percentage" office:value="0.0256794214876033" calcext:value-type="percentage">
            <text:p>2.57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39" calcext:value-type="float">
            <text:p>239</text:p>
          </table:table-cell>
          <table:table-cell office:value-type="float" office:value="861" calcext:value-type="float">
            <text:p>861</text:p>
          </table:table-cell>
          <table:table-cell office:value-type="percentage" office:value="0.217272727272727" calcext:value-type="percentage">
            <text:p>21.73%</text:p>
          </table:table-cell>
          <table:table-cell table:formula="of:=([.E6]*(1-[.E6]))/SQRT(100)" office:value-type="percentage" office:value="0.0170065289256198" calcext:value-type="percentage">
            <text:p>1.70%</text:p>
          </table:table-cell>
          <table:table-cell table:style-name="ce1" table:formula="of:=SQRT(([.E6]-0.2518)^2)" office:value-type="percentage" office:value="0.0345272727272727" calcext:value-type="percentage">
            <text:p>3.45%</text:p>
          </table:table-cell>
          <table:table-cell table:style-name="ce3" table:formula="of:=[.G6]-[.F6]-0.0188" office:value-type="percentage" office:value="-0.0012792561983471" calcext:value-type="percentage">
            <text:p>-0.13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  <table:table-cell office:value-type="float" office:value="873" calcext:value-type="float">
            <text:p>873</text:p>
          </table:table-cell>
          <table:table-cell office:value-type="percentage" office:value="0.206363636363636" calcext:value-type="percentage">
            <text:p>20.64%</text:p>
          </table:table-cell>
          <table:table-cell table:formula="of:=([.E7]*(1-[.E7]))/SQRT(100)" office:value-type="percentage" office:value="0.0163777685950413" calcext:value-type="percentage">
            <text:p>1.64%</text:p>
          </table:table-cell>
          <table:table-cell table:style-name="ce1" table:formula="of:=SQRT(([.E7]-0.2518)^2)" office:value-type="percentage" office:value="0.0454363636363636" calcext:value-type="percentage">
            <text:p>4.54%</text:p>
          </table:table-cell>
          <table:table-cell table:style-name="ce3" table:formula="of:=[.G7]-[.F7]-0.0188" office:value-type="percentage" office:value="0.0102585950413223" calcext:value-type="percentage">
            <text:p>1.03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277" calcext:value-type="float">
            <text:p>277</text:p>
          </table:table-cell>
          <table:table-cell office:value-type="float" office:value="823" calcext:value-type="float">
            <text:p>823</text:p>
          </table:table-cell>
          <table:table-cell office:value-type="percentage" office:value="0.251818181818182" calcext:value-type="percentage">
            <text:p>25.18%</text:p>
          </table:table-cell>
          <table:table-cell table:formula="of:=([.E8]*(1-[.E8]))/SQRT(100)" office:value-type="percentage" office:value="0.0188405785123967" calcext:value-type="percentage">
            <text:p>1.88%</text:p>
          </table:table-cell>
          <table:table-cell table:style-name="ce1" table:formula="of:=SQRT(([.E8]-0.2518)^2)" office:value-type="percentage" office:value="0.0000181818181818616" calcext:value-type="percentage">
            <text:p>0.00%</text:p>
          </table:table-cell>
          <table:table-cell table:style-name="ce3" table:formula="of:=[.G8]-[.F8]-0.0188" office:value-type="percentage" office:value="-0.0376223966942148" calcext:value-type="percentage">
            <text:p>-3.76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64" calcext:value-type="float">
            <text:p>864</text:p>
          </table:table-cell>
          <table:table-cell office:value-type="percentage" office:value="0.214545454545454" calcext:value-type="percentage">
            <text:p>21.45%</text:p>
          </table:table-cell>
          <table:table-cell table:formula="of:=([.E9]*(1-[.E9]))/SQRT(100)" office:value-type="percentage" office:value="0.0168515702479339" calcext:value-type="percentage">
            <text:p>1.69%</text:p>
          </table:table-cell>
          <table:table-cell table:style-name="ce1" table:formula="of:=SQRT(([.E9]-0.2518)^2)" office:value-type="percentage" office:value="0.0372545454545455" calcext:value-type="percentage">
            <text:p>3.73%</text:p>
          </table:table-cell>
          <table:table-cell table:style-name="ce3" table:formula="of:=[.G9]-[.F9]-0.0188" office:value-type="percentage" office:value="0.0016029752066116" calcext:value-type="percentage">
            <text:p>0.16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262" calcext:value-type="float">
            <text:p>262</text:p>
          </table:table-cell>
          <table:table-cell office:value-type="float" office:value="838" calcext:value-type="float">
            <text:p>838</text:p>
          </table:table-cell>
          <table:table-cell office:value-type="percentage" office:value="0.238181818181818" calcext:value-type="percentage">
            <text:p>23.82%</text:p>
          </table:table-cell>
          <table:table-cell table:formula="of:=([.E10]*(1-[.E10]))/SQRT(100)" office:value-type="percentage" office:value="0.0181451239669422" calcext:value-type="percentage">
            <text:p>1.81%</text:p>
          </table:table-cell>
          <table:table-cell table:style-name="ce1" table:formula="of:=SQRT(([.E10]-0.2518)^2)" office:value-type="percentage" office:value="0.0136181818181818" calcext:value-type="percentage">
            <text:p>1.36%</text:p>
          </table:table-cell>
          <table:table-cell table:style-name="ce3" table:formula="of:=[.G10]-[.F10]-0.0188" office:value-type="percentage" office:value="-0.0233269421487603" calcext:value-type="percentage">
            <text:p>-2.33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 office:value-type="float" office:value="865" calcext:value-type="float">
            <text:p>865</text:p>
          </table:table-cell>
          <table:table-cell office:value-type="percentage" office:value="0.213636363636364" calcext:value-type="percentage">
            <text:p>21.36%</text:p>
          </table:table-cell>
          <table:table-cell table:formula="of:=([.E11]*(1-[.E11]))/SQRT(100)" office:value-type="percentage" office:value="0.0167995867768595" calcext:value-type="percentage">
            <text:p>1.68%</text:p>
          </table:table-cell>
          <table:table-cell table:style-name="ce1" table:formula="of:=SQRT(([.E11]-0.2518)^2)" office:value-type="percentage" office:value="0.0381636363636364" calcext:value-type="percentage">
            <text:p>3.82%</text:p>
          </table:table-cell>
          <table:table-cell table:style-name="ce3" table:formula="of:=[.G11]-[.F11]-0.0188" office:value-type="percentage" office:value="0.00256404958677689" calcext:value-type="percentage">
            <text:p>0.2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office:value-type="float" office:value="836" calcext:value-type="float">
            <text:p>836</text:p>
          </table:table-cell>
          <table:table-cell office:value-type="percentage" office:value="0.24" calcext:value-type="percentage">
            <text:p>24.00%</text:p>
          </table:table-cell>
          <table:table-cell table:formula="of:=([.E12]*(1-[.E12]))/SQRT(100)" office:value-type="percentage" office:value="0.01824" calcext:value-type="percentage">
            <text:p>1.82%</text:p>
          </table:table-cell>
          <table:table-cell table:style-name="ce1" table:formula="of:=SQRT(([.E12]-0.2518)^2)" office:value-type="percentage" office:value="0.0118" calcext:value-type="percentage">
            <text:p>1.18%</text:p>
          </table:table-cell>
          <table:table-cell table:style-name="ce3" table:formula="of:=[.G12]-[.F12]-0.0188" office:value-type="percentage" office:value="-0.02524" calcext:value-type="percentage">
            <text:p>-2.52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856" calcext:value-type="float">
            <text:p>856</text:p>
          </table:table-cell>
          <table:table-cell office:value-type="percentage" office:value="0.221818181818182" calcext:value-type="percentage">
            <text:p>22.18%</text:p>
          </table:table-cell>
          <table:table-cell table:formula="of:=([.E13]*(1-[.E13]))/SQRT(100)" office:value-type="percentage" office:value="0.0172614876033058" calcext:value-type="percentage">
            <text:p>1.73%</text:p>
          </table:table-cell>
          <table:table-cell table:style-name="ce1" table:formula="of:=SQRT(([.E13]-0.2518)^2)" office:value-type="percentage" office:value="0.0299818181818182" calcext:value-type="percentage">
            <text:p>3.00%</text:p>
          </table:table-cell>
          <table:table-cell table:style-name="ce3" table:formula="of:=[.G13]-[.F13]-0.0188" office:value-type="percentage" office:value="-0.00607966942148762" calcext:value-type="percentage">
            <text:p>-0.61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848" calcext:value-type="float">
            <text:p>848</text:p>
          </table:table-cell>
          <table:table-cell office:value-type="percentage" office:value="0.229090909090909" calcext:value-type="percentage">
            <text:p>22.91%</text:p>
          </table:table-cell>
          <table:table-cell table:formula="of:=([.E14]*(1-[.E14]))/SQRT(100)" office:value-type="percentage" office:value="0.017660826446281" calcext:value-type="percentage">
            <text:p>1.77%</text:p>
          </table:table-cell>
          <table:table-cell table:style-name="ce1" table:formula="of:=SQRT(([.E14]-0.2518)^2)" office:value-type="percentage" office:value="0.0227090909090909" calcext:value-type="percentage">
            <text:p>2.27%</text:p>
          </table:table-cell>
          <table:table-cell table:style-name="ce3" table:formula="of:=[.G14]-[.F14]-0.0188" office:value-type="percentage" office:value="-0.0137517355371901" calcext:value-type="percentage">
            <text:p>-1.38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274" calcext:value-type="float">
            <text:p>274</text:p>
          </table:table-cell>
          <table:table-cell office:value-type="float" office:value="826" calcext:value-type="float">
            <text:p>826</text:p>
          </table:table-cell>
          <table:table-cell office:value-type="percentage" office:value="0.249090909090909" calcext:value-type="percentage">
            <text:p>24.91%</text:p>
          </table:table-cell>
          <table:table-cell table:formula="of:=([.E15]*(1-[.E15]))/SQRT(100)" office:value-type="percentage" office:value="0.0187044628099174" calcext:value-type="percentage">
            <text:p>1.87%</text:p>
          </table:table-cell>
          <table:table-cell table:style-name="ce1" table:formula="of:=SQRT(([.E15]-0.2518)^2)" office:value-type="percentage" office:value="0.00270909090909094" calcext:value-type="percentage">
            <text:p>0.27%</text:p>
          </table:table-cell>
          <table:table-cell table:style-name="ce3" table:formula="of:=[.G15]-[.F15]-0.0188" office:value-type="percentage" office:value="-0.0347953719008264" calcext:value-type="percentage">
            <text:p>-3.48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258" calcext:value-type="float">
            <text:p>258</text:p>
          </table:table-cell>
          <table:table-cell office:value-type="float" office:value="842" calcext:value-type="float">
            <text:p>842</text:p>
          </table:table-cell>
          <table:table-cell office:value-type="percentage" office:value="0.234545454545455" calcext:value-type="percentage">
            <text:p>23.45%</text:p>
          </table:table-cell>
          <table:table-cell table:formula="of:=([.E16]*(1-[.E16]))/SQRT(100)" office:value-type="percentage" office:value="0.0179533884297521" calcext:value-type="percentage">
            <text:p>1.80%</text:p>
          </table:table-cell>
          <table:table-cell table:style-name="ce1" table:formula="of:=SQRT(([.E16]-0.2518)^2)" office:value-type="percentage" office:value="0.0172545454545454" calcext:value-type="percentage">
            <text:p>1.73%</text:p>
          </table:table-cell>
          <table:table-cell table:style-name="ce3" table:formula="of:=[.G16]-[.F16]-0.0188" office:value-type="percentage" office:value="-0.0194988429752066" calcext:value-type="percentage">
            <text:p>-1.95%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final_output_tallies.H3:final_output_tallies.H16">
            <calcext:condition calcext:apply-style-name="Untitled1" calcext:value="&lt;0" calcext:base-cell-address="final_output_tallies.H2"/>
            <calcext:condition calcext:apply-style-name="Untitled2" calcext:value="&gt;0" calcext:base-cell-address="final_output_tallies.H2"/>
          </calcext:conditional-format>
          <calcext:conditional-format calcext:target-range-address="final_output_tallies.H2:final_output_tallies.H2">
            <calcext:condition calcext:apply-style-name="Untitled1" calcext:value="&lt;0" calcext:base-cell-address="final_output_tallies.H2"/>
            <calcext:condition calcext:apply-style-name="Untitled2" calcext:value="&gt;0" calcext:base-cell-address="final_output_tallies.H2"/>
          </calcext:conditional-format>
        </calcext:conditional-formats>
      </table:table>
      <table:named-expressions/>
      <table:database-ranges>
        <table:database-range table:name="__Anonymous_Sheet_DB__0" table:target-range-address="final_output_tallies.A1:final_output_tallies.F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15:52:52.078890517</dc:date>
    <meta:editing-duration>PT6M15S</meta:editing-duration>
    <meta:editing-cycles>1</meta:editing-cycles>
    <meta:document-statistic meta:table-count="1" meta:cell-count="126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final_output_tallies.F2:final_output_tallies.F16" chart:error-lower-range="final_output_tallies.F2:final_output_tallies.F16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error-category="cell-range" chart:error-upper-range="final_output_tallies.F2:final_output_tallies.F16" chart:error-lower-range="final_output_tallies.F2:final_output_tallies.F1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final_output_tallies.F2:final_output_tallies.F16" chart:error-lower-range="final_output_tallies.F2:final_output_tallies.F1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8cm" svg:height="14.301cm" xlink:href=".." xlink:type="simple" chart:class="chart:bar" chart:style-name="ch1">
        <chart:title svg:x="3.307cm" svg:y="0.422cm" chart:style-name="ch2">
          <text:p>Number of width measurements and accuracy on 11 leaves</text:p>
        </chart:title>
        <chart:legend chart:legend-position="bottom" svg:x="8.422cm" svg:y="13.518cm" style:legend-expansion="wide" chart:style-name="ch3"/>
        <chart:plot-area chart:style-name="ch4" table:cell-range-address="final_output_tallies.A1:final_output_tallies.A16 final_output_tallies.E1:final_output_tallies.E16" chart:data-source-has-labels="both" svg:x="1.381cm" svg:y="1.513cm" svg:width="16.777cm" svg:height="10.738cm">
          <chartooo:coordinate-region svg:x="2.796cm" svg:y="1.713cm" svg:width="15.362cm" svg:height="9.891cm"/>
          <chart:axis chart:dimension="x" chart:name="primary-x" chart:style-name="ch5" chartooo:axis-type="auto">
            <chartooo:date-scale/>
            <chart:title svg:x="7.423cm" svg:y="12.537cm" chart:style-name="ch6">
              <text:p>Number of width measurements</text:p>
            </chart:title>
            <chart:categories table:cell-range-address="final_output_tallies.A2:final_output_tallies.A16"/>
          </chart:axis>
          <chart:axis chart:dimension="y" chart:name="primary-y" chart:style-name="ch7">
            <chart:title svg:x="0.451cm" svg:y="7.601cm" chart:style-name="ch8">
              <text:p>Accuracy</text:p>
            </chart:title>
            <chart:grid chart:style-name="ch9" chart:class="major"/>
          </chart:axis>
          <chart:series chart:style-name="ch10" chart:values-cell-range-address="final_output_tallies.E2:final_output_tallies.E16" chart:label-cell-address="final_output_tallies.E1:final_output_tallies.E1" chart:class="chart:bar">
            <chart:error-indicator chart:style-name="ch11" chart:dimension="y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final_output_tallies.E1:final_output_tallies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nal_output_tallies.A2:final_output_tallies.A16</svg:desc>
                </draw:g>
              </table:table-cell>
              <table:table-cell office:value-type="float" office:value="0.175454545454545">
                <text:p>0.175454545454545</text:p>
                <draw:g>
                  <svg:desc>final_output_tallies.E2:final_output_tallies.E16</svg:desc>
                </draw:g>
              </table:table-cell>
              <table:table-cell office:value-type="float" office:value="0.0144670247933884">
                <text:p>0.0144670247933884</text:p>
                <draw:g>
                  <svg:desc>final_output_tallies.F2:final_output_tallies.F16</svg:desc>
                </draw:g>
              </table:table-cell>
              <table:table-cell office:value-type="float" office:value="0.0144670247933884">
                <text:p>0.0144670247933884</text:p>
                <draw:g>
                  <svg:desc>final_output_tallies.F2:final_output_tallies.F1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0.0157804958677686">
                <text:p>0.0157804958677686</text:p>
              </table:table-cell>
              <table:table-cell office:value-type="float" office:value="0.0157804958677686">
                <text:p>0.01578049586776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12727272727273">
                <text:p>0.212727272727273</text:p>
              </table:table-cell>
              <table:table-cell office:value-type="float" office:value="0.0167474380165289">
                <text:p>0.0167474380165289</text:p>
              </table:table-cell>
              <table:table-cell office:value-type="float" office:value="0.0167474380165289">
                <text:p>0.01674743801652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91818181818182">
                <text:p>0.191818181818182</text:p>
              </table:table-cell>
              <table:table-cell office:value-type="float" office:value="0.0155023966942149">
                <text:p>0.0155023966942149</text:p>
              </table:table-cell>
              <table:table-cell office:value-type="float" office:value="0.0155023966942149">
                <text:p>0.01550239669421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7272727272727">
                <text:p>0.217272727272727</text:p>
              </table:table-cell>
              <table:table-cell office:value-type="float" office:value="0.0170065289256198">
                <text:p>0.0170065289256198</text:p>
              </table:table-cell>
              <table:table-cell office:value-type="float" office:value="0.0170065289256198">
                <text:p>0.01700652892561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06363636363636">
                <text:p>0.206363636363636</text:p>
              </table:table-cell>
              <table:table-cell office:value-type="float" office:value="0.0163777685950413">
                <text:p>0.0163777685950413</text:p>
              </table:table-cell>
              <table:table-cell office:value-type="float" office:value="0.0163777685950413">
                <text:p>0.01637776859504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1818181818182">
                <text:p>0.251818181818182</text:p>
              </table:table-cell>
              <table:table-cell office:value-type="float" office:value="0.0188405785123967">
                <text:p>0.0188405785123967</text:p>
              </table:table-cell>
              <table:table-cell office:value-type="float" office:value="0.0188405785123967">
                <text:p>0.01884057851239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4545454545454">
                <text:p>0.214545454545454</text:p>
              </table:table-cell>
              <table:table-cell office:value-type="float" office:value="0.0168515702479339">
                <text:p>0.0168515702479339</text:p>
              </table:table-cell>
              <table:table-cell office:value-type="float" office:value="0.0168515702479339">
                <text:p>0.01685157024793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38181818181818">
                <text:p>0.238181818181818</text:p>
              </table:table-cell>
              <table:table-cell office:value-type="float" office:value="0.0181451239669422">
                <text:p>0.0181451239669422</text:p>
              </table:table-cell>
              <table:table-cell office:value-type="float" office:value="0.0181451239669422">
                <text:p>0.01814512396694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3636363636364">
                <text:p>0.213636363636364</text:p>
              </table:table-cell>
              <table:table-cell office:value-type="float" office:value="0.0167995867768595">
                <text:p>0.0167995867768595</text:p>
              </table:table-cell>
              <table:table-cell office:value-type="float" office:value="0.0167995867768595">
                <text:p>0.01679958677685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">
                <text:p>0.24</text:p>
              </table:table-cell>
              <table:table-cell office:value-type="float" office:value="0.01824">
                <text:p>0.01824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1818181818182">
                <text:p>0.221818181818182</text:p>
              </table:table-cell>
              <table:table-cell office:value-type="float" office:value="0.0172614876033058">
                <text:p>0.0172614876033058</text:p>
              </table:table-cell>
              <table:table-cell office:value-type="float" office:value="0.0172614876033058">
                <text:p>0.01726148760330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29090909090909">
                <text:p>0.229090909090909</text:p>
              </table:table-cell>
              <table:table-cell office:value-type="float" office:value="0.017660826446281">
                <text:p>0.017660826446281</text:p>
              </table:table-cell>
              <table:table-cell office:value-type="float" office:value="0.017660826446281">
                <text:p>0.0176608264462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49090909090909">
                <text:p>0.249090909090909</text:p>
              </table:table-cell>
              <table:table-cell office:value-type="float" office:value="0.0187044628099174">
                <text:p>0.0187044628099174</text:p>
              </table:table-cell>
              <table:table-cell office:value-type="float" office:value="0.0187044628099174">
                <text:p>0.018704462809917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34545454545455">
                <text:p>0.234545454545455</text:p>
              </table:table-cell>
              <table:table-cell office:value-type="float" office:value="0.0179533884297521">
                <text:p>0.0179533884297521</text:p>
              </table:table-cell>
              <table:table-cell office:value-type="float" office:value="0.0179533884297521">
                <text:p>0.0179533884297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